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9000001BA8CB10AB41F7B5BB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23cm" fo:min-width="3.351cm" draw:shadow="hidden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439cm" fo:min-width="2.8cm" draw:shadow="hidden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439cm" fo:min-width="2.924cm" draw:shadow="hidden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vertical-align="middle" fo:min-height="1.327cm" draw:shadow="hidden"/>
    </style:style>
    <style:style style:name="gr6" style:family="graphic" style:parent-style-name="standard">
      <style:graphic-properties draw:stroke="dash" draw:stroke-dash="Fine_20_Dashed" draw:opacity="41%" draw:textarea-horizontal-align="justify" draw:textarea-vertical-align="middle" draw:auto-grow-height="false" fo:min-height="1.42cm" fo:min-width="1.044cm" draw:shadow="hidden"/>
    </style:style>
    <style:style style:name="gr7" style:family="graphic" style:parent-style-name="standard">
      <style:graphic-properties draw:stroke="dash" draw:stroke-dash="Fine_20_Dashed" draw:opacity="41%" draw:textarea-horizontal-align="justify" draw:textarea-vertical-align="middle" draw:auto-grow-height="false" fo:min-height="1.42cm" fo:min-width="0.948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881cm" fo:min-width="0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87cm" fo:min-width="0cm" draw:shadow="hidden"/>
    </style:style>
    <style:style style:name="gr10" style:family="graphic" style:parent-style-name="standard">
      <style:graphic-properties draw:stroke="dash" draw:stroke-dash="Fine_20_Dashed" draw:opacity="41%" draw:textarea-horizontal-align="justify" draw:textarea-vertical-align="middle" draw:auto-grow-height="false" fo:min-height="1.91cm" fo:min-width="1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39cm" fo:min-width="0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4cm" fo:min-width="0cm" draw:shadow="hidden"/>
    </style:style>
    <style:style style:name="gr13" style:family="graphic" style:parent-style-name="standard">
      <style:graphic-properties draw:stroke="dash" draw:stroke-dash="Fine_20_Dashed" draw:opacity="41%" draw:textarea-horizontal-align="justify" draw:textarea-vertical-align="middle" draw:auto-grow-height="false" fo:min-height="2.08cm" fo:min-width="1cm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818cm" fo:min-width="0cm" draw:shadow="hidden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804cm" fo:min-width="0cm" draw:shadow="hidden"/>
    </style:style>
    <style:style style:name="gr16" style:family="graphic" style:parent-style-name="standard">
      <style:graphic-properties draw:stroke="dash" draw:stroke-dash="Fine_20_Dashed" draw:opacity="41%" draw:textarea-horizontal-align="justify" draw:textarea-vertical-align="middle" draw:auto-grow-height="false" fo:min-height="1.901cm" fo:min-width="1cm" draw:shadow="hidden"/>
    </style:style>
    <style:style style:name="gr17" style:family="graphic" style:parent-style-name="standard">
      <style:graphic-properties draw:stroke="dash" draw:stroke-dash="Fine_20_Dashed" draw:opacity="41%" draw:textarea-horizontal-align="justify" draw:textarea-vertical-align="middle" draw:auto-grow-height="false" fo:min-height="1.902cm" fo:min-width="1cm" draw:shadow="hidden"/>
    </style:style>
    <style:style style:name="gr18" style:family="graphic" style:parent-style-name="standard">
      <style:graphic-properties draw:stroke="dash" draw:stroke-dash="Fine_20_Dashed" draw:opacity="41%" draw:textarea-horizontal-align="justify" draw:textarea-vertical-align="middle" draw:auto-grow-height="false" fo:min-height="1.65cm" fo:min-width="1.044cm" draw:shadow="hidden"/>
    </style:style>
    <style:style style:name="gr19" style:family="graphic" style:parent-style-name="standard">
      <style:graphic-properties draw:stroke="dash" draw:stroke-dash="Fine_20_Dashed" draw:opacity="41%" draw:textarea-horizontal-align="justify" draw:textarea-vertical-align="middle" draw:auto-grow-height="false" fo:min-height="1.65cm" fo:min-width="0.948cm" draw:shadow="hidden"/>
    </style:style>
    <style:style style:name="P1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P6" style:family="paragraph">
      <loext:graphic-properties draw:opacity="41%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weight="bold"/>
    </style:style>
    <style:style style:name="P8" style:family="paragraph">
      <style:paragraph-properties fo:text-align="center"/>
      <style:text-properties fo:color="#ce181e"/>
    </style:style>
    <style:style style:name="P9" style:family="paragraph">
      <loext:graphic-properties draw:fill="none" draw:fill-color="#ffffff"/>
      <style:paragraph-properties fo:text-align="center"/>
      <style:text-properties fo:color="#ce181e" fo:font-weight="bold"/>
    </style:style>
    <style:style style:name="P10" style:family="paragraph">
      <style:paragraph-properties fo:text-align="center"/>
      <style:text-properties fo:color="#666666"/>
    </style:style>
    <style:style style:name="P11" style:family="paragraph">
      <loext:graphic-properties draw:fill="none" draw:fill-color="#ffffff"/>
      <style:paragraph-properties fo:text-align="center"/>
      <style:text-properties fo:color="#666666" fo:font-weight="bold"/>
    </style:style>
    <style:style style:name="T1" style:family="text">
      <style:text-properties fo:font-weight="bold"/>
    </style:style>
    <style:style style:name="T2" style:family="text">
      <style:text-properties fo:font-size="16pt" fo:font-weight="bold" style:font-size-asian="16pt" style:font-size-complex="16pt"/>
    </style:style>
    <style:style style:name="T3" style:family="text">
      <style:text-properties fo:color="#666666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3.851cm" svg:height="1.773cm" svg:x="5.376cm" svg:y="16.931cm">
          <draw:text-box>
            <text:p text:style-name="P1"><text:span text:style-name="T1">INSERÇÃO</text:span></text:p>
            <text:p text:style-name="P1"><text:span text:style-name="T2">INS01 / 05</text:span></text:p>
          </draw:text-box>
        </draw:frame>
        <draw:frame draw:style-name="gr2" draw:text-style-name="P2" draw:layer="layout" svg:width="3.3cm" svg:height="1.689cm" svg:x="13.5cm" svg:y="17cm">
          <draw:text-box>
            <text:p text:style-name="P1"><text:span text:style-name="T1">LINHA</text:span></text:p>
            <text:p text:style-name="P1"><text:span text:style-name="T2">LIN01 / 06</text:span></text:p>
          </draw:text-box>
        </draw:frame>
        <draw:frame draw:style-name="gr3" draw:text-style-name="P2" draw:layer="layout" svg:width="3.424cm" svg:height="1.689cm" svg:x="21.076cm" svg:y="16.975cm">
          <draw:text-box>
            <text:p text:style-name="P1"><text:span text:style-name="T1">PALLET</text:span></text:p>
            <text:p text:style-name="P1"><text:span text:style-name="T2">PLT01 / 04</text:span></text:p>
          </draw:text-box>
        </draw:frame>
        <draw:frame draw:style-name="gr4" draw:text-style-name="P3" draw:layer="layout" svg:width="25.699cm" svg:height="10.086cm" svg:x="2.201cm" svg:y="5.614cm">
          <draw:image xlink:href="Pictures/1000000000000469000001BA8CB10AB41F7B5BBF.jpg" xlink:type="simple" xlink:show="embed" xlink:actuate="onLoad">
            <text:p/>
          </draw:image>
        </draw:frame>
        <draw:frame draw:style-name="gr5" draw:text-style-name="P5" draw:layer="layout" svg:width="4.419cm" svg:height="1.577cm" svg:x="2.6cm" svg:y="3.923cm">
          <draw:text-box>
            <text:p text:style-name="P4"><text:span text:style-name="T1">PH10</text:span></text:p>
          </draw:text-box>
        </draw:frame>
        <draw:custom-shape draw:style-name="gr6" draw:text-style-name="P6" draw:layer="layout" svg:width="1.544cm" svg:height="1.67cm" svg:x="24.508cm" svg:y="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.448cm" svg:height="1.67cm" svg:x="23.06cm" svg:y="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.448cm" svg:height="1.67cm" svg:x="26.052cm" svg:y="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7" draw:layer="layout" svg:width="0.996cm" svg:height="1.131cm" svg:x="1.294cm" svg:y="11.081cm">
          <draw:text-box>
            <text:p text:style-name="P4"><text:span text:style-name="T1">3</text:span></text:p>
          </draw:text-box>
        </draw:frame>
        <draw:frame draw:style-name="gr9" draw:text-style-name="P7" draw:layer="layout" svg:width="0.995cm" svg:height="1.037cm" svg:x="1.239cm" svg:y="13.626cm">
          <draw:text-box>
            <text:p text:style-name="P4"><text:span text:style-name="T1">4</text:span></text:p>
          </draw:text-box>
        </draw:frame>
        <draw:frame draw:style-name="gr5" draw:text-style-name="P5" draw:layer="layout" svg:width="4.6cm" svg:height="1.577cm" svg:x="7.6cm" svg:y="3.923cm">
          <draw:text-box>
            <text:p text:style-name="P4"><text:span text:style-name="T1">PH20</text:span></text:p>
          </draw:text-box>
        </draw:frame>
        <draw:frame draw:style-name="gr5" draw:text-style-name="P5" draw:layer="layout" svg:width="4.419cm" svg:height="1.577cm" svg:x="12.881cm" svg:y="3.9cm">
          <draw:text-box>
            <text:p text:style-name="P4"><text:span text:style-name="T1">PH30</text:span></text:p>
          </draw:text-box>
        </draw:frame>
        <draw:frame draw:style-name="gr5" draw:text-style-name="P5" draw:layer="layout" svg:width="4.519cm" svg:height="1.577cm" svg:x="17.881cm" svg:y="3.923cm">
          <draw:text-box>
            <text:p text:style-name="P4"><text:span text:style-name="T1">PH40</text:span></text:p>
          </draw:text-box>
        </draw:frame>
        <draw:frame draw:style-name="gr5" draw:text-style-name="P5" draw:layer="layout" svg:width="4.419cm" svg:height="1.577cm" svg:x="23.081cm" svg:y="3.9cm">
          <draw:text-box>
            <text:p text:style-name="P4"><text:span text:style-name="T1">PH50</text:span></text:p>
          </draw:text-box>
        </draw:frame>
        <draw:frame draw:style-name="gr8" draw:text-style-name="P7" draw:layer="layout" svg:width="0.996cm" svg:height="1.131cm" svg:x="1.294cm" svg:y="8.882cm">
          <draw:text-box>
            <text:p text:style-name="P4"><text:span text:style-name="T1">2</text:span></text:p>
          </draw:text-box>
        </draw:frame>
        <draw:frame draw:style-name="gr8" draw:text-style-name="P7" draw:layer="layout" svg:width="0.996cm" svg:height="1.131cm" svg:x="1.294cm" svg:y="6.383cm">
          <draw:text-box>
            <text:p text:style-name="P4"><text:span text:style-name="T1">1</text:span></text:p>
          </draw:text-box>
        </draw:frame>
        <draw:frame draw:style-name="gr8" draw:text-style-name="P7" draw:layer="layout" svg:width="0.996cm" svg:height="1.131cm" svg:x="27.894cm" svg:y="6.084cm">
          <draw:text-box>
            <text:p text:style-name="P4"><text:span text:style-name="T1">1</text:span></text:p>
          </draw:text-box>
        </draw:frame>
        <draw:frame draw:style-name="gr8" draw:text-style-name="P7" draw:layer="layout" svg:width="0.996cm" svg:height="1.131cm" svg:x="27.894cm" svg:y="7.985cm">
          <draw:text-box>
            <text:p text:style-name="P4"><text:span text:style-name="T1">2</text:span></text:p>
          </draw:text-box>
        </draw:frame>
        <draw:frame draw:style-name="gr8" draw:text-style-name="P7" draw:layer="layout" svg:width="0.996cm" svg:height="1.131cm" svg:x="27.894cm" svg:y="9.786cm">
          <draw:text-box>
            <text:p text:style-name="P4"><text:span text:style-name="T1">3</text:span></text:p>
          </draw:text-box>
        </draw:frame>
        <draw:frame draw:style-name="gr8" draw:text-style-name="P7" draw:layer="layout" svg:width="0.996cm" svg:height="1.131cm" svg:x="27.894cm" svg:y="11.687cm">
          <draw:text-box>
            <text:p text:style-name="P4"><text:span text:style-name="T1">4</text:span></text:p>
          </draw:text-box>
        </draw:frame>
        <draw:frame draw:style-name="gr8" draw:text-style-name="P7" draw:layer="layout" svg:width="0.996cm" svg:height="1.131cm" svg:x="27.894cm" svg:y="13.788cm">
          <draw:text-box>
            <text:p text:style-name="P4"><text:span text:style-name="T1">5</text:span></text:p>
          </draw:text-box>
        </draw:frame>
        <draw:g>
          <draw:custom-shape draw:style-name="gr10" draw:text-style-name="P6" draw:layer="layout" svg:width="1.5cm" svg:height="2.16cm" svg:x="4cm" svg:y="5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1.5cm" svg:height="2.16cm" svg:x="2.5cm" svg:y="5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1.5cm" svg:height="2.16cm" svg:x="5.5cm" svg:y="5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9" draw:layer="layout" svg:width="0.948cm" svg:height="0.989cm" svg:x="4.285cm" svg:y="6.525cm">
            <draw:text-box>
              <text:p text:style-name="P8"><text:span text:style-name="T3">B</text:span></text:p>
            </draw:text-box>
          </draw:frame>
          <draw:frame draw:style-name="gr12" draw:text-style-name="P11" draw:layer="layout" svg:width="0.948cm" svg:height="0.99cm" svg:x="2.8cm" svg:y="6.506cm">
            <draw:text-box>
              <text:p text:style-name="P10"><text:span text:style-name="T3">A</text:span></text:p>
            </draw:text-box>
          </draw:frame>
          <draw:frame draw:style-name="gr11" draw:text-style-name="P11" draw:layer="layout" svg:width="0.948cm" svg:height="0.989cm" svg:x="5.8cm" svg:y="6.57cm">
            <draw:text-box>
              <text:p text:style-name="P10"><text:span text:style-name="T3">C</text:span></text:p>
            </draw:text-box>
          </draw:frame>
        </draw:g>
        <draw:g>
          <draw:custom-shape draw:style-name="gr10" draw:text-style-name="P6" draw:layer="layout" svg:width="1.5cm" svg:height="2.16cm" svg:x="4cm" svg:y="8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1.5cm" svg:height="2.16cm" svg:x="2.5cm" svg:y="8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1.5cm" svg:height="2.16cm" svg:x="5.5cm" svg:y="8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9" draw:layer="layout" svg:width="0.948cm" svg:height="0.989cm" svg:x="4.285cm" svg:y="8.875cm">
            <draw:text-box>
              <text:p text:style-name="P8"><text:span text:style-name="T3">B</text:span></text:p>
            </draw:text-box>
          </draw:frame>
          <draw:frame draw:style-name="gr12" draw:text-style-name="P11" draw:layer="layout" svg:width="0.948cm" svg:height="0.99cm" svg:x="2.8cm" svg:y="8.856cm">
            <draw:text-box>
              <text:p text:style-name="P10"><text:span text:style-name="T3">A</text:span></text:p>
            </draw:text-box>
          </draw:frame>
          <draw:frame draw:style-name="gr11" draw:text-style-name="P11" draw:layer="layout" svg:width="0.948cm" svg:height="0.989cm" svg:x="5.8cm" svg:y="8.92cm">
            <draw:text-box>
              <text:p text:style-name="P10"><text:span text:style-name="T3">C</text:span></text:p>
            </draw:text-box>
          </draw:frame>
        </draw:g>
        <draw:g>
          <draw:custom-shape draw:style-name="gr13" draw:text-style-name="P6" draw:layer="layout" svg:width="1.5cm" svg:height="2.33cm" svg:x="4cm" svg:y="12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draw:layer="layout" svg:width="1.5cm" svg:height="2.33cm" svg:x="2.5cm" svg:y="12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draw:layer="layout" svg:width="1.5cm" svg:height="2.33cm" svg:x="5.5cm" svg:y="12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9" draw:layer="layout" svg:width="0.948cm" svg:height="1.068cm" svg:x="4.285cm" svg:y="13.627cm">
            <draw:text-box>
              <text:p text:style-name="P8"><text:span text:style-name="T3">B</text:span></text:p>
            </draw:text-box>
          </draw:frame>
          <draw:frame draw:style-name="gr14" draw:text-style-name="P11" draw:layer="layout" svg:width="0.948cm" svg:height="1.068cm" svg:x="2.8cm" svg:y="13.607cm">
            <draw:text-box>
              <text:p text:style-name="P10"><text:span text:style-name="T3">A</text:span></text:p>
            </draw:text-box>
          </draw:frame>
          <draw:frame draw:style-name="gr14" draw:text-style-name="P11" draw:layer="layout" svg:width="0.948cm" svg:height="1.068cm" svg:x="5.8cm" svg:y="13.676cm">
            <draw:text-box>
              <text:p text:style-name="P10"><text:span text:style-name="T3">C</text:span></text:p>
            </draw:text-box>
          </draw:frame>
        </draw:g>
        <draw:g>
          <draw:custom-shape draw:style-name="gr10" draw:text-style-name="P6" draw:layer="layout" svg:width="1.5cm" svg:height="2.16cm" svg:x="4cm" svg:y="10.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1.5cm" svg:height="2.16cm" svg:x="2.5cm" svg:y="10.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1.5cm" svg:height="2.16cm" svg:x="5.5cm" svg:y="10.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9" draw:layer="layout" svg:width="0.948cm" svg:height="0.989cm" svg:x="4.285cm" svg:y="11.235cm">
            <draw:text-box>
              <text:p text:style-name="P8"><text:span text:style-name="T3">B</text:span></text:p>
            </draw:text-box>
          </draw:frame>
          <draw:frame draw:style-name="gr12" draw:text-style-name="P11" draw:layer="layout" svg:width="0.948cm" svg:height="0.99cm" svg:x="2.8cm" svg:y="11.216cm">
            <draw:text-box>
              <text:p text:style-name="P10"><text:span text:style-name="T3">A</text:span></text:p>
            </draw:text-box>
          </draw:frame>
          <draw:frame draw:style-name="gr11" draw:text-style-name="P11" draw:layer="layout" svg:width="0.948cm" svg:height="0.989cm" svg:x="5.8cm" svg:y="11.28cm">
            <draw:text-box>
              <text:p text:style-name="P10"><text:span text:style-name="T3">C</text:span></text:p>
            </draw:text-box>
          </draw:frame>
        </draw:g>
        <draw:frame draw:style-name="gr15" draw:text-style-name="P9" draw:layer="layout" svg:width="0.948cm" svg:height="1.054cm" svg:x="4.285cm" svg:y="13.618cm">
          <draw:text-box>
            <text:p text:style-name="P8"><text:span text:style-name="T3">B</text:span></text:p>
          </draw:text-box>
        </draw:frame>
        <draw:frame draw:style-name="gr15" draw:text-style-name="P11" draw:layer="layout" svg:width="0.948cm" svg:height="1.054cm" svg:x="2.8cm" svg:y="13.598cm">
          <draw:text-box>
            <text:p text:style-name="P10"><text:span text:style-name="T3">A</text:span></text:p>
          </draw:text-box>
        </draw:frame>
        <draw:frame draw:style-name="gr15" draw:text-style-name="P11" draw:layer="layout" svg:width="0.948cm" svg:height="1.054cm" svg:x="5.8cm" svg:y="13.666cm">
          <draw:text-box>
            <text:p text:style-name="P10"><text:span text:style-name="T3">C</text:span></text:p>
          </draw:text-box>
        </draw:frame>
        <draw:custom-shape draw:style-name="gr16" draw:text-style-name="P6" draw:layer="layout" svg:width="1.5cm" svg:height="2.151cm" svg:x="9.1cm" svg:y="8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1.5cm" svg:height="2.151cm" svg:x="7.6cm" svg:y="8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1.5cm" svg:height="2.151cm" svg:x="10.6cm" svg:y="8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1.5cm" svg:height="2.152cm" svg:x="9.1cm" svg:y="10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1.5cm" svg:height="2.152cm" svg:x="7.6cm" svg:y="10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1.5cm" svg:height="2.152cm" svg:x="10.6cm" svg:y="10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1.5cm" svg:height="2.33cm" svg:x="9.1cm" svg:y="12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1.5cm" svg:height="2.33cm" svg:x="7.6cm" svg:y="12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1.5cm" svg:height="2.151cm" svg:x="9.1cm" svg:y="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1.5cm" svg:height="2.151cm" svg:x="10.6cm" svg:y="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1.5cm" svg:height="2.151cm" svg:x="7.6cm" svg:y="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1.5cm" svg:height="2.33cm" svg:x="10.6cm" svg:y="12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5cm" svg:height="2.16cm" svg:x="14.3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5cm" svg:height="2.16cm" svg:x="12.8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5cm" svg:height="2.16cm" svg:x="15.8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5cm" svg:height="2.16cm" svg:x="14.3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5cm" svg:height="2.16cm" svg:x="12.8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5cm" svg:height="2.16cm" svg:x="15.8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1.5cm" svg:height="2.33cm" svg:x="14.3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1.5cm" svg:height="2.33cm" svg:x="12.8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0" draw:text-style-name="P6" draw:layer="layout" svg:width="1.5cm" svg:height="2.16cm" svg:x="14.3cm" svg:y="5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1.5cm" svg:height="2.16cm" svg:x="15.8cm" svg:y="5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1.5cm" svg:height="2.16cm" svg:x="12.8cm" svg:y="5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3" draw:text-style-name="P6" draw:layer="layout" svg:width="1.5cm" svg:height="2.33cm" svg:x="15.8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5cm" svg:height="2.16cm" svg:x="19.4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5cm" svg:height="2.16cm" svg:x="17.9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5cm" svg:height="2.16cm" svg:x="20.9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5cm" svg:height="2.16cm" svg:x="19.4cm" svg:y="10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5cm" svg:height="2.16cm" svg:x="17.9cm" svg:y="10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5cm" svg:height="2.16cm" svg:x="20.9cm" svg:y="10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1.5cm" svg:height="2.33cm" svg:x="19.4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1.5cm" svg:height="2.33cm" svg:x="17.9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0" draw:text-style-name="P6" draw:layer="layout" svg:width="1.5cm" svg:height="2.16cm" svg:x="19.4cm" svg:y="5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1.5cm" svg:height="2.16cm" svg:x="20.9cm" svg:y="5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1.5cm" svg:height="2.16cm" svg:x="17.9cm" svg:y="5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3" draw:text-style-name="P6" draw:layer="layout" svg:width="1.5cm" svg:height="2.33cm" svg:x="20.9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544cm" svg:height="1.67cm" svg:x="24.508cm" svg:y="7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.448cm" svg:height="1.67cm" svg:x="23.06cm" svg:y="7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.448cm" svg:height="1.67cm" svg:x="26.052cm" svg:y="7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544cm" svg:height="1.67cm" svg:x="24.508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.448cm" svg:height="1.67cm" svg:x="23.06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.448cm" svg:height="1.67cm" svg:x="26.052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544cm" svg:height="1.67cm" svg:x="24.508cm" svg:y="11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.448cm" svg:height="1.67cm" svg:x="23.06cm" svg:y="11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.448cm" svg:height="1.67cm" svg:x="26.052cm" svg:y="11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1.544cm" svg:height="1.9cm" svg:x="24.508cm" svg:y="13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1.448cm" svg:height="1.9cm" svg:x="23.06cm" svg:y="13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1.448cm" svg:height="1.9cm" svg:x="26.052cm" svg:y="13.3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1-03T17:31:10.104000000</dc:date>
    <meta:editing-duration>PT7H18M48S</meta:editing-duration>
    <meta:editing-cycles>28</meta:editing-cycles>
    <meta:generator>LibreOffice/5.4.4.2$Windows_X86_64 LibreOffice_project/2524958677847fb3bb44820e40380acbe820f960</meta:generator>
    <meta:document-statistic meta:object-count="102"/>
  </office:meta>
</office:document-meta>
</file>